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6cdf3" officeooo:paragraph-rsid="0006cdf3" style:font-weight-asian="normal" style:font-weight-complex="normal"/>
    </style:style>
    <style:style style:name="P2" style:family="paragraph" style:parent-style-name="Standard">
      <style:text-properties fo:font-weight="normal" officeooo:rsid="0006cdf3" officeooo:paragraph-rsid="0009eb2b" style:font-weight-asian="normal" style:font-weight-complex="normal"/>
    </style:style>
    <style:style style:name="P3" style:family="paragraph" style:parent-style-name="Standard">
      <style:text-properties fo:font-weight="normal" officeooo:rsid="0006cdf3" officeooo:paragraph-rsid="000dd626" style:font-weight-asian="normal" style:font-weight-complex="normal"/>
    </style:style>
    <style:style style:name="P4" style:family="paragraph" style:parent-style-name="Standard">
      <style:text-properties fo:font-weight="normal" officeooo:rsid="0006cdf3" officeooo:paragraph-rsid="00162c3d" style:font-weight-asian="normal" style:font-weight-complex="normal"/>
    </style:style>
    <style:style style:name="P5" style:family="paragraph" style:parent-style-name="Standard">
      <style:text-properties fo:font-weight="normal" officeooo:rsid="0009eb2b" officeooo:paragraph-rsid="0009eb2b" style:font-weight-asian="normal" style:font-weight-complex="normal"/>
    </style:style>
    <style:style style:name="P6" style:family="paragraph" style:parent-style-name="Standard">
      <style:text-properties fo:font-weight="normal" officeooo:rsid="000c35aa" officeooo:paragraph-rsid="000c35aa" style:font-weight-asian="normal" style:font-weight-complex="normal"/>
    </style:style>
    <style:style style:name="P7" style:family="paragraph" style:parent-style-name="Standard">
      <style:text-properties fo:font-weight="normal" officeooo:rsid="000e02c1" officeooo:paragraph-rsid="000e02c1" style:font-weight-asian="normal" style:font-weight-complex="normal"/>
    </style:style>
    <style:style style:name="P8" style:family="paragraph" style:parent-style-name="Standard">
      <style:text-properties fo:font-weight="normal" officeooo:rsid="0004fb56" officeooo:paragraph-rsid="000646b7" style:font-weight-asian="normal" style:font-weight-complex="normal"/>
    </style:style>
    <style:style style:name="P9" style:family="paragraph" style:parent-style-name="Standard">
      <style:text-properties fo:font-weight="normal" officeooo:rsid="0004fb56" officeooo:paragraph-rsid="0004fb56" style:font-weight-asian="normal" style:font-weight-complex="normal"/>
    </style:style>
    <style:style style:name="P10" style:family="paragraph" style:parent-style-name="Standard">
      <style:text-properties fo:font-weight="normal" officeooo:rsid="000646b7" officeooo:paragraph-rsid="000646b7" style:font-weight-asian="normal" style:font-weight-complex="normal"/>
    </style:style>
    <style:style style:name="P11" style:family="paragraph" style:parent-style-name="Standard">
      <style:text-properties fo:font-weight="normal" officeooo:rsid="00192440" officeooo:paragraph-rsid="00192440" style:font-weight-asian="normal" style:font-weight-complex="normal"/>
    </style:style>
    <style:style style:name="P12" style:family="paragraph" style:parent-style-name="Standard">
      <style:text-properties fo:font-weight="bold" officeooo:rsid="0006cdf3" officeooo:paragraph-rsid="0006cdf3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06cdf3" officeooo:paragraph-rsid="0006cdf3" style:font-weight-asian="bold" style:font-weight-complex="bold"/>
    </style:style>
    <style:style style:name="P14" style:family="paragraph" style:parent-style-name="Standard">
      <style:paragraph-properties>
        <style:tab-stops/>
      </style:paragraph-properties>
      <style:text-properties fo:font-weight="bold" officeooo:rsid="0006cdf3" officeooo:paragraph-rsid="0012cf59" style:font-weight-asian="bold" style:font-weight-complex="bold"/>
    </style:style>
    <style:style style:name="P15" style:family="paragraph" style:parent-style-name="Standard">
      <style:paragraph-properties>
        <style:tab-stops/>
      </style:paragraph-properties>
      <style:text-properties fo:font-weight="bold" officeooo:rsid="0006cdf3" officeooo:paragraph-rsid="001b9865" style:font-weight-asian="bold" style:font-weight-complex="bold"/>
    </style:style>
    <style:style style:name="P16" style:family="paragraph" style:parent-style-name="Standard">
      <style:text-properties fo:font-weight="bold" officeooo:rsid="0006cdf3" officeooo:paragraph-rsid="00162c3d" style:font-weight-asian="bold" style:font-weight-complex="bold"/>
    </style:style>
    <style:style style:name="P17" style:family="paragraph" style:parent-style-name="Standard">
      <style:text-properties fo:font-weight="bold" officeooo:rsid="0009eb2b" officeooo:paragraph-rsid="0009eb2b" style:font-weight-asian="bold" style:font-weight-complex="bold"/>
    </style:style>
    <style:style style:name="P18" style:family="paragraph" style:parent-style-name="Standard">
      <style:text-properties fo:font-weight="bold" officeooo:rsid="000e02c1" officeooo:paragraph-rsid="000e02c1" style:font-weight-asian="bold" style:font-weight-complex="bold"/>
    </style:style>
    <style:style style:name="P19" style:family="paragraph" style:parent-style-name="Standard">
      <style:text-properties fo:font-weight="bold" officeooo:rsid="0012cf59" officeooo:paragraph-rsid="0012cf59" style:font-weight-asian="bold" style:font-weight-complex="bold"/>
    </style:style>
    <style:style style:name="P20" style:family="paragraph" style:parent-style-name="Standard">
      <style:paragraph-properties>
        <style:tab-stops>
          <style:tab-stop style:position="2.91cm"/>
        </style:tab-stops>
      </style:paragraph-properties>
      <style:text-properties fo:font-weight="bold" officeooo:rsid="0012cf59" officeooo:paragraph-rsid="0012cf59" style:font-weight-asian="bold" style:font-weight-complex="bold"/>
    </style:style>
    <style:style style:name="P21" style:family="paragraph" style:parent-style-name="Standard">
      <style:paragraph-properties>
        <style:tab-stops>
          <style:tab-stop style:position="2.91cm"/>
        </style:tab-stops>
      </style:paragraph-properties>
      <style:text-properties fo:font-weight="bold" officeooo:rsid="0012cf59" officeooo:paragraph-rsid="00144c58" style:font-weight-asian="bold" style:font-weight-complex="bold"/>
    </style:style>
    <style:style style:name="P22" style:family="paragraph" style:parent-style-name="Standard">
      <style:text-properties fo:font-weight="bold" officeooo:rsid="0012cf59" officeooo:paragraph-rsid="00144c58" style:font-weight-asian="bold" style:font-weight-complex="bold"/>
    </style:style>
    <style:style style:name="P23" style:family="paragraph" style:parent-style-name="Standard">
      <style:text-properties fo:font-weight="bold" officeooo:rsid="0012cf59" officeooo:paragraph-rsid="001b9865" style:font-weight-asian="bold" style:font-weight-complex="bold"/>
    </style:style>
    <style:style style:name="P24" style:family="paragraph" style:parent-style-name="Standard">
      <style:text-properties fo:font-weight="bold" officeooo:rsid="00049e72" officeooo:paragraph-rsid="00049e72" style:font-weight-asian="bold" style:font-weight-complex="bold"/>
    </style:style>
    <style:style style:name="P25" style:family="paragraph" style:parent-style-name="Standard">
      <style:text-properties fo:font-weight="bold" officeooo:rsid="00162c3d" officeooo:paragraph-rsid="00162c3d" style:font-weight-asian="bold" style:font-weight-complex="bold"/>
    </style:style>
    <style:style style:name="P26" style:family="paragraph" style:parent-style-name="Standard">
      <style:text-properties fo:font-weight="bold" officeooo:rsid="0019ed27" officeooo:paragraph-rsid="0019ed27" style:font-weight-asian="bold" style:font-weight-complex="bold"/>
    </style:style>
    <style:style style:name="P27" style:family="paragraph" style:parent-style-name="Standard">
      <style:paragraph-properties>
        <style:tab-stops/>
      </style:paragraph-properties>
      <style:text-properties fo:font-weight="bold" officeooo:rsid="001b9865" officeooo:paragraph-rsid="001b9865" style:font-weight-asian="bold" style:font-weight-complex="bold"/>
    </style:style>
    <style:style style:name="P28" style:family="paragraph" style:parent-style-name="Standard">
      <style:text-properties style:text-underline-style="none" fo:font-weight="normal" officeooo:rsid="0009eb2b" officeooo:paragraph-rsid="000dd626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9eb2b" officeooo:paragraph-rsid="0018d29d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1b9865" officeooo:paragraph-rsid="001b9865" style:font-weight-asian="normal" style:font-weight-complex="normal"/>
    </style:style>
    <style:style style:name="P31" style:family="paragraph" style:parent-style-name="Standard">
      <style:paragraph-properties fo:break-before="page"/>
      <style:text-properties officeooo:rsid="0006cdf3" officeooo:paragraph-rsid="0006cdf3"/>
    </style:style>
    <style:style style:name="P32" style:family="paragraph" style:parent-style-name="Standard">
      <style:text-properties style:text-underline-style="none" fo:font-weight="normal" officeooo:rsid="000dd626" officeooo:paragraph-rsid="000dd626" style:font-weight-asian="normal" style:font-weight-complex="normal"/>
    </style:style>
    <style:style style:name="P33" style:family="paragraph" style:parent-style-name="Standard">
      <style:text-properties fo:font-weight="normal" officeooo:rsid="0012cf59" officeooo:paragraph-rsid="001b9865" style:font-weight-asian="normal" style:font-weight-complex="normal"/>
    </style:style>
    <style:style style:name="P34" style:family="paragraph" style:parent-style-name="Standard">
      <style:paragraph-properties>
        <style:tab-stops/>
      </style:paragraph-properties>
      <style:text-properties fo:font-weight="normal" officeooo:rsid="0012cf59" officeooo:paragraph-rsid="001b9865" style:font-weight-asian="normal" style:font-weight-complex="normal"/>
    </style:style>
    <style:style style:name="P35" style:family="paragraph" style:parent-style-name="Standard">
      <style:text-properties fo:font-weight="normal" officeooo:rsid="0012cf59" officeooo:paragraph-rsid="0012cf59" style:font-weight-asian="normal" style:font-weight-complex="normal"/>
    </style:style>
    <style:style style:name="P36" style:family="paragraph" style:parent-style-name="Standard">
      <style:paragraph-properties>
        <style:tab-stops>
          <style:tab-stop style:position="2.91cm"/>
        </style:tab-stops>
      </style:paragraph-properties>
      <style:text-properties fo:font-weight="normal" officeooo:rsid="0012cf59" officeooo:paragraph-rsid="0012cf59" style:font-weight-asian="normal" style:font-weight-complex="normal"/>
    </style:style>
    <style:style style:name="P37" style:family="paragraph" style:parent-style-name="Standard">
      <style:text-properties fo:font-weight="normal" officeooo:rsid="0012cf59" officeooo:paragraph-rsid="00144c58" style:font-weight-asian="normal" style:font-weight-complex="normal"/>
    </style:style>
    <style:style style:name="P38" style:family="paragraph" style:parent-style-name="Standard">
      <style:text-properties fo:font-weight="normal" officeooo:rsid="0012cf59" officeooo:paragraph-rsid="00162c3d" style:font-weight-asian="normal" style:font-weight-complex="normal"/>
    </style:style>
    <style:style style:name="P39" style:family="paragraph" style:parent-style-name="Standard">
      <style:text-properties fo:font-weight="normal" officeooo:rsid="00162c3d" officeooo:paragraph-rsid="00162c3d" style:font-weight-asian="normal" style:font-weight-complex="normal"/>
    </style:style>
    <style:style style:name="P40" style:family="paragraph" style:parent-style-name="Standard">
      <style:text-properties fo:font-weight="normal" officeooo:rsid="0006cdf3" officeooo:paragraph-rsid="00162c3d" style:font-weight-asian="normal" style:font-weight-complex="normal"/>
    </style:style>
    <style:style style:name="P41" style:family="paragraph" style:parent-style-name="Standard">
      <style:paragraph-properties>
        <style:tab-stops>
          <style:tab-stop style:position="2.91cm" style:type="right"/>
        </style:tab-stops>
      </style:paragraph-properties>
      <style:text-properties fo:font-weight="normal" officeooo:rsid="001c8bdf" officeooo:paragraph-rsid="001c8bdf" style:font-weight-asian="normal" style:font-weight-complex="normal"/>
    </style:style>
    <style:style style:name="P42" style:family="paragraph" style:parent-style-name="Standard">
      <style:paragraph-properties>
        <style:tab-stops/>
      </style:paragraph-properties>
      <style:text-properties fo:font-weight="bold" officeooo:rsid="000e02c1" officeooo:paragraph-rsid="001b9865" style:font-weight-asian="bold" style:font-weight-complex="bold"/>
    </style:style>
    <style:style style:name="P43" style:family="paragraph" style:parent-style-name="Standard">
      <style:paragraph-properties>
        <style:tab-stops>
          <style:tab-stop style:position="2.91cm" style:type="right"/>
        </style:tab-stops>
      </style:paragraph-properties>
      <style:text-properties fo:font-weight="bold" officeooo:rsid="0006cdf3" officeooo:paragraph-rsid="0006cdf3" style:font-weight-asian="bold" style:font-weight-complex="bold"/>
    </style:style>
    <style:style style:name="P44" style:family="paragraph" style:parent-style-name="Standard">
      <style:paragraph-properties fo:break-before="page">
        <style:tab-stops>
          <style:tab-stop style:position="2.91cm" style:type="right"/>
        </style:tab-stops>
      </style:paragraph-properties>
      <style:text-properties fo:font-weight="bold" officeooo:rsid="0006cdf3" officeooo:paragraph-rsid="001c8bdf" style:font-weight-asian="bold" style:font-weight-complex="bold"/>
    </style:style>
    <style:style style:name="P45" style:family="paragraph" style:parent-style-name="Standard">
      <style:paragraph-properties>
        <style:tab-stops>
          <style:tab-stop style:position="2.91cm" style:type="right"/>
        </style:tab-stops>
      </style:paragraph-properties>
      <style:text-properties fo:font-weight="bold" officeooo:rsid="0006cdf3" officeooo:paragraph-rsid="001c8bdf" style:font-weight-asian="bold" style:font-weight-complex="bold"/>
    </style:style>
    <style:style style:name="T1" style:family="text">
      <style:text-properties officeooo:rsid="000646b7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9eb2b"/>
    </style:style>
    <style:style style:name="T4" style:family="text">
      <style:text-properties style:text-underline-style="none" officeooo:rsid="000bb48a"/>
    </style:style>
    <style:style style:name="T5" style:family="text">
      <style:text-properties style:text-underline-style="none" officeooo:rsid="000dd626"/>
    </style:style>
    <style:style style:name="T6" style:family="text">
      <style:text-properties style:text-underline-style="none" officeooo:rsid="0018d29d"/>
    </style:style>
    <style:style style:name="T7" style:family="text">
      <style:text-properties fo:font-weight="bold" officeooo:rsid="0009eb2b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09eb2b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c35aa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6cdf3" style:font-weight-asian="normal" style:font-weight-complex="normal"/>
    </style:style>
    <style:style style:name="T14" style:family="text">
      <style:text-properties fo:font-weight="normal" officeooo:rsid="0012cf59" style:font-weight-asian="normal" style:font-weight-complex="normal"/>
    </style:style>
    <style:style style:name="T15" style:family="text">
      <style:text-properties fo:font-weight="normal" officeooo:rsid="00162c3d" style:font-weight-asian="normal" style:font-weight-complex="normal"/>
    </style:style>
    <style:style style:name="T16" style:family="text">
      <style:text-properties fo:font-weight="normal" officeooo:rsid="001b9865" style:font-weight-asian="normal" style:font-weight-complex="normal"/>
    </style:style>
    <style:style style:name="T17" style:family="text">
      <style:text-properties officeooo:rsid="000bb48a"/>
    </style:style>
    <style:style style:name="T18" style:family="text">
      <style:text-properties officeooo:rsid="000dd626"/>
    </style:style>
    <style:style style:name="T19" style:family="text">
      <style:text-properties officeooo:rsid="000e02c1"/>
    </style:style>
    <style:style style:name="T20" style:family="text">
      <style:text-properties officeooo:rsid="0010e3c2"/>
    </style:style>
    <style:style style:name="T21" style:family="text">
      <style:text-properties officeooo:rsid="0012cf59"/>
    </style:style>
    <style:style style:name="T22" style:family="text">
      <style:text-properties officeooo:rsid="00144c58"/>
    </style:style>
    <style:style style:name="T23" style:family="text">
      <style:text-properties officeooo:rsid="00162c3d"/>
    </style:style>
    <style:style style:name="T24" style:family="text">
      <style:text-properties officeooo:rsid="0006cdf3"/>
    </style:style>
    <style:style style:name="T25" style:family="text">
      <style:text-properties officeooo:rsid="0018af32"/>
    </style:style>
    <style:style style:name="T26" style:family="text">
      <style:text-properties officeooo:rsid="0018d29d"/>
    </style:style>
    <style:style style:name="T27" style:family="text">
      <style:text-properties officeooo:rsid="00192440"/>
    </style:style>
    <style:style style:name="T28" style:family="text">
      <style:text-properties officeooo:rsid="001b9865"/>
    </style:style>
    <style:style style:name="T29" style:family="text">
      <style:text-properties officeooo:rsid="001c8bd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EJERCICIO NORMALIZACIÓN</text:p>
      <text:p text:style-name="P24"/>
      <text:p text:style-name="P24">EJERCICIO 2</text:p>
      <text:p text:style-name="P24"/>
      <text:p text:style-name="P24">A = a0 + {a1 + a2} + c +d</text:p>
      <text:p text:style-name="P24">con DF={a1→ a2, c → d}</text:p>
      <text:p text:style-name="P24"/>
      <text:p text:style-name="P9">1FN → No</text:p>
      <text:p text:style-name="P9"/>
      <text:p text:style-name="P9">A= a0+c+d</text:p>
      <text:p text:style-name="P9">PK= <text:span text:style-name="T1">(</text:span>a0<text:span text:style-name="T1">)</text:span></text:p>
      <text:p text:style-name="P9"/>
      <text:p text:style-name="P9">A1= a0+a1+a2</text:p>
      <text:p text:style-name="P9">PK= (a0,a1)</text:p>
      <text:p text:style-name="P9">Caj a0→ A(a0)</text:p>
      <text:p text:style-name="P9"/>
      <text:p text:style-name="P9">2FN →</text:p>
      <text:p text:style-name="P9"/>
      <text:p text:style-name="P9">A → Si, automática.</text:p>
      <text:p text:style-name="P9"/>
      <text:p text:style-name="P9">A1 → No</text:p>
      <text:p text:style-name="P9"/>
      <text:p text:style-name="P9">A1_1=a1+a2</text:p>
      <text:p text:style-name="P9">PK=(a1)</text:p>
      <text:p text:style-name="P9">Caj= a1 → A1(a1)</text:p>
      <text:p text:style-name="P9"/>
      <text:p text:style-name="P9">A1= a0+a1</text:p>
      <text:p text:style-name="P9">PK=(a0,a1)</text:p>
      <text:p text:style-name="P9"/>
      <text:p text:style-name="P9"/>
      <text:p text:style-name="P10">Resultado final:</text:p>
      <text:p text:style-name="P10"/>
      <text:p text:style-name="P8">A= a0+c+d</text:p>
      <text:p text:style-name="P8">PK= <text:span text:style-name="T1">(</text:span>a0<text:span text:style-name="T1">)</text:span></text:p>
      <text:p text:style-name="P10"/>
      <text:p text:style-name="P8">A1_1=a1+a2</text:p>
      <text:p text:style-name="P8">PK=(a1)</text:p>
      <text:p text:style-name="P8">Caj= a1 → A1(a1)</text:p>
      <text:p text:style-name="P8"/>
      <text:p text:style-name="P8">A1= a0+a1</text:p>
      <text:p text:style-name="P8">PK=(a0,a1)</text:p>
      <text:p text:style-name="P13">EJERCICIO 3</text:p>
      <text:p text:style-name="P12"/>
      <text:p text:style-name="P17"><text:span text:style-name="T19">A</text:span>)</text:p>
      <text:p text:style-name="P1"/>
      <text:p text:style-name="P1">PIEZA = <text:span text:style-name="T7">id</text:span><text:span text:style-name="T9">_</text:span><text:span text:style-name="T10">num</text:span><text:span text:style-name="T3"> , </text:span><text:span text:style-name="T10">id_letras</text:span><text:span text:style-name="T3"> </text:span>, nombre, descripcion, precio_venta</text:p>
      <text:p text:style-name="P1">ALMACEN= <text:span text:style-name="T9">id_almacen</text:span>, <text:span text:style-name="T2">descripcion, CP</text:span></text:p>
      <text:p text:style-name="P1">ESTANTERIAS= <text:span text:style-name="T9">cod_estanteria</text:span>, num_estantes, posicion, peso_max, esapcio_libre</text:p>
      <text:p text:style-name="P1"/>
      <text:p text:style-name="P17"><text:span text:style-name="T19">B</text:span>)</text:p>
      <text:p text:style-name="P17"/>
      <text:p text:style-name="P3">PIEZA = <text:span text:style-name="T7">id</text:span><text:span text:style-name="T9">_</text:span><text:span text:style-name="T10">num</text:span><text:span text:style-name="T3"> , </text:span><text:span text:style-name="T10">id_letras</text:span><text:span text:style-name="T3"> </text:span>, nombre, descripcion, precio_venta, <text:s/><text:span text:style-name="T4">id_num</text:span><text:span text:style-name="T5">_principal, </text:span><text:span text:style-name="T4">id_letra</text:span><text:span text:style-name="T5">_principal, </text:span><text:span text:style-name="T6">id_estanteria</text:span></text:p>
      <text:p text:style-name="P32"/>
      <text:p text:style-name="P6">PK: <text:span text:style-name="T25">(</text:span>id_num, id_letra<text:span text:style-name="T25">)</text:span></text:p>
      <text:p text:style-name="P6"/>
      <text:p text:style-name="P28">FK: <text:span text:style-name="T17">id_num</text:span><text:span text:style-name="T18">_principal</text:span><text:span text:style-name="T17">→ PIEZA (id_num)</text:span></text:p>
      <text:p text:style-name="P28">FK: <text:span text:style-name="T17">id_letra</text:span><text:span text:style-name="T18">_principal</text:span><text:span text:style-name="T17">→ PIEZA (id_letra)</text:span></text:p>
      <text:p text:style-name="P29">FK: <text:span text:style-name="T17">id_</text:span><text:span text:style-name="T26">estanteria</text:span><text:span text:style-name="T17">→ </text:span><text:span text:style-name="T26">ESTANTERIA</text:span><text:span text:style-name="T17"> (id_</text:span><text:span text:style-name="T26">estanteria</text:span><text:span text:style-name="T17">)</text:span></text:p>
      <text:p text:style-name="P30">FK: id_letras → PIEZA_1(id_letras)</text:p>
      <text:p text:style-name="P6"/>
      <text:p text:style-name="P2">ALMACEN= <text:span text:style-name="T9">id_almacen</text:span>, <text:span text:style-name="T2">descripcion, CP</text:span></text:p>
      <text:p text:style-name="P2"/>
      <text:p text:style-name="P6">PK: id_alamcen</text:p>
      <text:p text:style-name="P2"/>
      <text:p text:style-name="P2">ESTANTERIA= <text:span text:style-name="T11">id</text:span><text:span text:style-name="T9">_estanteria</text:span>, num_estantes, posicion, peso_max, esapcio_libre, <text:span text:style-name="T27">id_almacen</text:span></text:p>
      <text:p text:style-name="P2"/>
      <text:p text:style-name="P6">PK: id_estanteria</text:p>
      <text:p text:style-name="P29">FK: <text:span text:style-name="T17">id_</text:span><text:span text:style-name="T26">almacen</text:span><text:span text:style-name="T17">→ </text:span><text:span text:style-name="T26">ALMACEN</text:span><text:span text:style-name="T17"> (id_</text:span><text:span text:style-name="T26">almacen</text:span><text:span text:style-name="T17">)</text:span></text:p>
      <text:p text:style-name="P5"/>
      <text:p text:style-name="P18">C<text:span text:style-name="T27">)</text:span></text:p>
      <text:p text:style-name="P11"/>
      <text:p text:style-name="P11">Df: id_num → descripcion</text:p>
      <text:p text:style-name="P11"/>
      <text:p text:style-name="P11">Df: id_letras →nombre</text:p>
      <text:p text:style-name="P11"/>
      <text:p text:style-name="P26">D)</text:p>
      <text:p text:style-name="P26"/>
      <text:p text:style-name="P23"><text:span text:style-name="T28">ALMACEN</text:span>: <text:tab/><text:span text:style-name="T12">1FN : Si</text:span></text:p>
      <text:p text:style-name="P33"><text:tab/><text:tab/> <text:s text:c="3"/>2FN : Si automatica</text:p>
      <text:p text:style-name="P15"><text:tab/><text:tab/> <text:s text:c="3"/><text:span text:style-name="T14">3FN : Si</text:span></text:p>
      <text:p text:style-name="P34"/>
      <text:p text:style-name="P23"><text:span text:style-name="T28">ESTANTERIA</text:span>: <text:span text:style-name="T12">1FN : Si</text:span></text:p>
      <text:p text:style-name="P33"><text:tab/><text:tab/> <text:s text:c="3"/>2FN : Si automatica</text:p>
      <text:p text:style-name="P34"><text:tab/><text:tab/> <text:s text:c="3"/>3FN : Si</text:p>
      <text:p text:style-name="P34"/>
      <text:p text:style-name="P23"><text:span text:style-name="T28">PIEZAS</text:span>:<text:tab/> <text:s text:c="2"/><text:span text:style-name="T12">1FN : Si</text:span></text:p>
      <text:p text:style-name="P23"><text:span text:style-name="T12"><text:tab/><text:tab/> <text:s text:c="3"/>2FN : </text:span><text:span text:style-name="T16">No</text:span></text:p>
      <text:p text:style-name="P34"><text:tab/><text:tab/> <text:s text:c="3"/>3FN : Si</text:p>
      <text:p text:style-name="P34"/>
      <text:p text:style-name="P27"><text:span text:style-name="T21">P</text:span>IEZAS_1:<text:span text:style-name="T12"> id_letras + descripcion</text:span></text:p>
      <text:p text:style-name="P42"/>
      <text:p text:style-name="P7"/>
      <text:p text:style-name="P43"><text:soft-page-break/>EJERCICIO 4</text:p>
      <text:p text:style-name="P12"/>
      <text:p text:style-name="P12"/>
      <text:p text:style-name="P12">CATADORES = dniCatador + nombre + experiencia + dnipareja </text:p>
      <text:p text:style-name="P12">VINOS = codBarras + añada + precio + bodega </text:p>
      <text:p text:style-name="P12">COMPOSICIÓN = codBarras + tipoUva + porcentaje </text:p>
      <text:p text:style-name="P12">CATAS = dniCatador + CodBarras + notaAromas + notaSabor + tipoVino </text:p>
      <text:p text:style-name="P12"/>
      <text:p text:style-name="P4">A)</text:p>
      <text:p text:style-name="P4"/>
      <text:p text:style-name="P4">Df = {cod<text:span text:style-name="T20">B</text:span>arras → tipovino}</text:p>
      <text:p text:style-name="P12"/>
      <text:p text:style-name="P19">CATADORES: <text:span text:style-name="T12">1FN : Si</text:span></text:p>
      <text:p text:style-name="P35"><text:tab/><text:tab/> <text:s text:c="3"/>2FN : Si automatica</text:p>
      <text:p text:style-name="P14"><text:tab/><text:tab/> <text:s text:c="3"/><text:span text:style-name="T14">3FN : Si</text:span></text:p>
      <text:p text:style-name="P35"/>
      <text:p text:style-name="P20">VINOS: <text:span text:style-name="T12">1FN : Si</text:span></text:p>
      <text:p text:style-name="P35"><text:tab/> <text:s text:c="3"/>2FN : Si automatica</text:p>
      <text:p text:style-name="P35"><text:tab/> <text:s text:c="3"/>3FN : Si</text:p>
      <text:p text:style-name="P36"/>
      <text:p text:style-name="P20">COMPOSICION: <text:span text:style-name="T12">1FN : Si</text:span></text:p>
      <text:p text:style-name="P35"><text:tab/> <text:s text:c="2"/><text:tab/> <text:s text:c="7"/>2FN : Si automatica</text:p>
      <text:p text:style-name="P35"><text:tab/> <text:s text:c="3"/><text:tab/> <text:s text:c="7"/>3FN : Si</text:p>
      <text:p text:style-name="P21"><text:span text:style-name="T22">CATAS</text:span>: <text:span text:style-name="T12">1FN : Si</text:span></text:p>
      <text:p text:style-name="P22"><text:span text:style-name="T12"><text:tab/> <text:s text:c="3"/>2FN : </text:span><text:span text:style-name="T15">No (porque tenemos una dependencia funciona de un atributo no clave)</text:span></text:p>
      <text:p text:style-name="P37"/>
      <text:p text:style-name="P25"><text:span text:style-name="T21">C</text:span>ATAS_ORIG:<text:span text:style-name="T12"> <text:s/></text:span><text:span text:style-name="T24">dniCatador + CodBarras</text:span><text:span text:style-name="T13"> + notaAromas + notaSabor</text:span></text:p>
      <text:p text:style-name="P25"><text:span text:style-name="T13">P</text:span><text:span text:style-name="T12">K: cod_catador + cod_barras</text:span></text:p>
      <text:p text:style-name="P38">3FN : Si</text:p>
      <text:p text:style-name="P39"/>
      <text:p text:style-name="P25">CATAS_TIPO:<text:span text:style-name="T12"> CodBarras + tipoVino</text:span></text:p>
      <text:p text:style-name="P39">PK: CodBArras</text:p>
      <text:p text:style-name="P38">3FN : Si</text:p>
      <text:p text:style-name="P38"/>
      <text:p text:style-name="P25">RESUMEN</text:p>
      <text:p text:style-name="P37"/>
      <text:p text:style-name="P16">CATADORES = dniCatador + <text:span text:style-name="T12">nombre + experiencia + dnipareja </text:span></text:p>
      <text:p text:style-name="P39">PK: dniCatador</text:p>
      <text:p text:style-name="P4"/>
      <text:p text:style-name="P16">VINOS = codBarras +<text:span text:style-name="T12"> añada + precio + bodega + tipoVino </text:span></text:p>
      <text:p text:style-name="P39">PK: codBarras</text:p>
      <text:p text:style-name="P39"/>
      <text:p text:style-name="P16">COMPOSICIÓN = codBarras + tipoUva<text:span text:style-name="T12"> + porcentaje </text:span></text:p>
      <text:p text:style-name="P39">PK: codBarras, tipoUva</text:p>
      <text:p text:style-name="P39"/>
      <text:p text:style-name="P16">CATAS<text:span text:style-name="T23">_ORIG</text:span> = dniCatador + <text:span text:style-name="T23">c</text:span>odBarras +<text:span text:style-name="T12"> notaAromas + notaSabor </text:span></text:p>
      <text:p text:style-name="P39">PK: dniCatador, codBarras</text:p>
      <text:p text:style-name="P1"/>
      <text:p text:style-name="P1"/>
      <text:p text:style-name="P44">EJERCICIO <text:span text:style-name="T29">7</text:span></text:p>
      <text:p text:style-name="P45"/>
      <text:p text:style-name="P45">VENTAS = <text:span text:style-name="T8">fecha + vendedor + cliente + producto</text:span> + NombreProducto + costeProducto + margenProducto + cantidadVendida + precioUnidad + importeBase + tipoIVA + %IVA + importeIVA + importeTotal + %comision + importeComision + ganancia </text:p>
      <text:p text:style-name="P45"/>
      <text:p text:style-name="P45"/>
      <text:p text:style-name="P41"/>
      <text:p text:style-name="P41">DF:</text:p>
      <text:p text:style-name="P41"/>
      <text:p text:style-name="P41">producto→ NombreProducto + costeProducto + <text:s/>margenProducto +preciounidad</text:p>
      <text:p text:style-name="P41"/>
      <text:p text:style-name="P41">vendedor → <text:s/>%comision </text:p>
      <text:p text:style-name="P41"/>
      <text:p text:style-name="P41">tipoIVA → %IVA</text:p>
      <text:p text:style-name="P41"/>
      <text:p text:style-name="P41"/>
      <text:p text:style-name="P41"/>
      <text:p text:style-name="P41"/>
      <text:p text:style-name="P41"/>
      <text:p text:style-name="P41"/>
      <text:p text:style-name="P41"><text:s/></text:p>
      <text:p text:style-name="P3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0T10:28:51.193000000</meta:creation-date>
    <meta:generator>LibreOffice/7.5.4.2$Windows_X86_64 LibreOffice_project/36ccfdc35048b057fd9854c757a8b67ec53977b6</meta:generator>
    <dc:date>2023-11-23T09:14:50.097000000</dc:date>
    <meta:editing-duration>PT4H52M5S</meta:editing-duration>
    <meta:editing-cycles>23</meta:editing-cycles>
    <meta:document-statistic meta:table-count="0" meta:image-count="0" meta:object-count="0" meta:page-count="5" meta:paragraph-count="97" meta:word-count="401" meta:character-count="2565" meta:non-whitespace-character-count="2151"/>
  </office:meta>
</office:document-meta>
</file>